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AP-TTL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AP over Tunneled TLS</text:p>
              </text:list-item>
              <text:list-item>
                <text:p>Client Anonymity (no username in cleartext)</text:p>
              </text:list-item>
              <text:list-item>
                <text:p>Server identity validation</text:p>
              </text:list-item>
              <text:list-item>
                <text:p>Session resumption</text:p>
              </text:list-item>
              <text:list-item>
                <text:p>Two phases:</text:p>
                <text:list>
                  <text:list-item>
                    <text:p>Handshake phase: Set up the secure tunnel</text:p>
                  </text:list-item>
                  <text:list-item>
                    <text:p>Data phase: Authent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4.639cm" svg:height="14.6cm" svg:x="1.4cm" svg:y="5.4cm" presentation:class="outline" presentation:user-transformed="true">
          <draw:text-box>
            <text:list text:style-name="L2">
              <text:list-item>
                <text:p>Client ↔ NAS</text:p>
              </text:list-item>
              <text:list-item>
                <text:p>Client ↔ TTLS Server</text:p>
              </text:list-item>
              <text:list-item>
                <text:p>Client ↔ TTLS Server Certificates</text:p>
              </text:list-item>
              <text:list-item>
                <text:p>Client → TTLS Server pre-master</text:p>
              </text:list-item>
              <text:list-item>
                <text:p>Client &amp; TTLS Server master secret</text:p>
              </text:list-item>
              <text:list-item>
                <text:p>Tunnel is set up</text:p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EAP-TTLS – Handshake Phas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AP-TTLS – Data Phas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ttribute-Value Pairs (AVPs)</text:p>
              </text:list-item>
              <text:list-item>
                <text:p>Client → TTLS Server (authentication info)</text:p>
              </text:list-item>
              <text:list-item>
                <text:p>TTLS Server → AAA Server (check authentication)</text:p>
              </text:list-item>
              <text:list-item>
                <text:p>AAA Server → TTLS Server (authentication confirmation)</text:p>
              </text:list-item>
              <text:list-item>
                <text:p>TTLS Server → Client (EAP-Succes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an Groot</meta:initial-creator>
    <meta:creation-date>2013-02-25T15:09:44.71</meta:creation-date>
    <dc:date>2013-02-28T13:31:36.06</dc:date>
    <dc:creator>Sebastiaan Groot</dc:creator>
    <meta:editing-duration>PT4M19S</meta:editing-duration>
    <meta:editing-cycles>2</meta:editing-cycles>
    <meta:generator>LibreOffice/4.0.0.3$Windows_x86 LibreOffice_project/7545bee9c2a0782548772a21bc84a9dcc583b89</meta:generator>
    <meta:document-statistic meta:object-count="33"/>
  </office:meta>
</office:document-meta>
</file>